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: Tag – Based Topology Management </text:p>
      <text:p text:style-name="P3"/>
      <text:p text:style-name="P3">- Mendrinos Dimitris</text:p>
      <text:p text:style-name="P2">- <text:span text:style-name="T4">Fotiou Nikos</text:span></text:p>
      <text:p text:style-name="P2">This projet i<text:span text:style-name="T2">s compiled by 6 python source cod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mitris Mendrinos</meta:initial-creator>
    <meta:creation-date>2018-02-16T15:01:11.04</meta:creation-date>
    <meta:document-statistic meta:table-count="0" meta:image-count="0" meta:object-count="0" meta:page-count="1" meta:paragraph-count="4" meta:word-count="22" meta:character-count="135"/>
    <dc:date>2018-02-16T15:07:45.79</dc:date>
    <dc:creator>Dimitris Mendrinos</dc:creator>
    <meta:editing-duration>PT6M36S</meta:editing-duration>
    <meta:editing-cycles>1</meta:editing-cycles>
    <meta:generator>OpenOffice/4.1.3$Win32 OpenOffice.org_project/413m1$Build-9783</meta:generator>
  </office:meta>
</office:document-meta>
</file>